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208in" table:align="left"/>
    </style:style>
    <style:style style:name="Table1.A" style:family="table-column">
      <style:table-column-properties style:column-width="1.5493in"/>
    </style:style>
    <style:style style:name="Table1.B" style:family="table-column">
      <style:table-column-properties style:column-width="2.6639in"/>
    </style:style>
    <style:style style:name="Table1.C" style:family="table-column">
      <style:table-column-properties style:column-width="2.5076in"/>
    </style:style>
    <style:style style:name="Table1.A1" style:family="table-cell">
      <style:table-cell-properties style:vertical-align="middle" fo:padding="0.0729in" fo:border="0.05pt solid #000000"/>
    </style:style>
    <style:style style:name="P1" style:family="paragraph" style:parent-style-name="Text_20_body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fo:font-weight="normal" style:font-size-asian="18pt" style:font-size-complex="18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style:font-size-asian="18pt" style:font-size-complex="18p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style:font-size-asian="18pt" style:font-size-complex="18pt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fo:font-size="18pt" fo:font-weight="normal" style:font-size-asian="18pt" style:font-size-complex="18pt"/>
    </style:style>
    <style:style style:name="P9" style:family="paragraph" style:parent-style-name="Text_20_body" style:list-style-name="L1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style:font-size-asian="18pt" style:font-size-complex="18pt"/>
    </style:style>
    <style:style style:name="P10" style:family="paragraph" style:parent-style-name="Text_20_body" style:list-style-name="L1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style:font-size-asian="18pt" style:font-size-complex="18pt"/>
    </style:style>
    <style:style style:name="P11" style:family="paragraph" style:parent-style-name="Text_20_body" style:list-style-name="L2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style:font-size-asian="18pt" style:font-size-complex="18pt"/>
    </style:style>
    <style:style style:name="P12" style:family="paragraph" style:parent-style-name="Text_20_body" style:list-style-name="L3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4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size="14pt" style:font-size-asian="14pt" style:font-size-complex="14pt"/>
    </style:style>
    <style:style style:name="P14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style:font-size-asian="18pt" style:font-size-complex="18pt"/>
    </style:style>
    <style:style style:name="P15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ae1a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fo:background-color="transparent" loext:char-shading-value="0"/>
    </style:style>
    <style:style style:name="T11" style:family="text">
      <style:text-properties fo:font-style="italic" fo:background-color="transparent" loext:char-shading-value="0"/>
    </style:style>
    <style:style style:name="T12" style:family="text">
      <style:text-properties officeooo:rsid="001ae1a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c99c8b98-dbef-4c44-e5b6-4bffdba0c460"/>How does the internet work?</text:p>
      <text:p text:style-name="Text_20_body"/>
      <text:p text:style-name="P8"><text:span text:style-name="T3">Prep</text:span><text:span text:style-name="T8"> </text:span><text:span text:style-name="T4">Arrange tables, turn on computer for wikipedia. Write the 4 websites on the board (under the screen?)</text:span></text:p>
      <text:p text:style-name="P1"/>
      <text:p text:style-name="P8"><text:span text:style-name="T3">Intro (10 minutes)</text:span><text:span text:style-name="T8"> </text:span><text:span text:style-name="T4">The internet is made up of individ</text:span><text:span text:style-name="T5">ual websites and individual users, all communicating with each other. </text:span><text:span text:style-name="T4">Each website is hosted on a computer just like yours, and connects to the internet in the same way. You can even host your own website from your computer!</text:span></text:p>
      <text:p text:style-name="P1"/>
      <text:p text:style-name="P5">2 volunteers</text:p>
      <text:list xml:id="list1318069958586780937" text:style-name="L1">
        <text:list-item>
          <text:p text:style-name="P9"><text:span text:style-name="T9">one is </text:span><text:span text:style-name="T10">wikipedia</text:span><text:span text:style-name="T9">, one a person who wants to find out information about </text:span><text:span text:style-name="T10">google glass</text:span></text:p>
        </text:list-item>
        <text:list-item>
          <text:p text:style-name="P10">show what the website does</text:p>
        </text:list-item>
        <text:list-item>
          <text:p text:style-name="P9"><text:span text:style-name="T9">what if you want to find out what an </text:span><text:span text:style-name="T10">IS address </text:span><text:span text:style-name="T9">is? (do you mean IP address?)</text:span></text:p>
        </text:list-item>
        <text:list-item>
          <text:p text:style-name="P10">show what the website does</text:p>
        </text:list-item>
        <text:list-item>
          <text:p text:style-name="P10">turn off projector</text:p>
        </text:list-item>
      </text:list>
      <text:p text:style-name="P1"/>
      <text:p text:style-name="P5">This activity will test how YOU would organize the internet so that everybody is able to communicate. Some of you will run the websites, the rest will be users.</text:p>
      <text:p text:style-name="P1"><text:soft-page-break/></text:p>
      <text:p text:style-name="P5">Hand out website assignments to groups of 2.</text:p>
      <text:p text:style-name="P1"/>
      <text:p text:style-name="P5">Everyone else: your job is to test out the internet! You each need to visit each of the 4 sites</text:p>
      <text:list xml:id="list1908071811269104203" text:style-name="L2">
        <text:list-item>
          <text:p text:style-name="P11">google: read an article from one of 5 topics</text:p>
        </text:list-item>
        <text:list-item>
          <text:p text:style-name="P11">twitter <text:span text:style-name="T12">(tweet, respond to tweets, post articles)</text:span></text:p>
        </text:list-item>
        <text:list-item>
          <text:p text:style-name="P11">gmail (send email)</text:p>
        </text:list-item>
        <text:list-item>
          <text:p text:style-name="P11">amazon (buy toys and candy)</text:p>
        </text:list-item>
      </text:list>
      <text:p text:style-name="P1"/>
      <text:p text:style-name="P6">Go! </text:p>
      <text:p text:style-name="P1"/>
      <text:p text:style-name="P6">Discussion </text:p>
      <text:p text:style-name="P1"/>
      <text:p text:style-name="P8"><text:span text:style-name="T4">What was hard? How does the actual internet solve these problems? What are computers better at, what are they worse at? </text:span><text:span text:style-name="T3">(write on board)</text:span>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4">website</text:p>
          </table:table-cell>
          <table:table-cell table:style-name="Table1.A1" office:value-type="string">
            <text:p text:style-name="P14">computers</text:p>
          </table:table-cell>
          <table:table-cell table:style-name="Table1.A1" office:value-type="string">
            <text:p text:style-name="P14">people</text:p>
          </table:table-cell>
        </table:table-row>
        <table:table-row>
          <table:table-cell table:style-name="Table1.A1" office:value-type="string">
            <text:p text:style-name="P15">google</text:p>
          </table:table-cell>
          <table:table-cell table:style-name="Table1.A1" office:value-type="string">
            <text:p text:style-name="P15">faster</text:p>
            <text:p text:style-name="P15">more pages</text:p>
          </table:table-cell>
          <table:table-cell table:style-name="Table1.A1" office:value-type="string">
            <text:p text:style-name="P15">if you don’t know exactly what you want</text:p>
          </table:table-cell>
        </table:table-row>
        <table:table-row>
          <table:table-cell table:style-name="Table1.A1" office:value-type="string">
            <text:p text:style-name="P15">twitter</text:p>
          </table:table-cell>
          <table:table-cell table:style-name="Table1.A1" office:value-type="string">
            <text:p text:style-name="P15">more people</text:p>
            <text:p text:style-name="P15">personalization</text:p>
          </table:table-cell>
          <table:table-cell table:style-name="Table1.A1" office:value-type="string">
            <text:p text:style-name="P15">talking face to face</text:p>
            <text:p text:style-name="P15">(what social media do you use?)</text:p>
          </table:table-cell>
        </table:table-row>
        <table:table-row>
          <table:table-cell table:style-name="Table1.A1" office:value-type="string">
            <text:p text:style-name="P15">gmail</text:p>
          </table:table-cell>
          <table:table-cell table:style-name="Table1.A1" office:value-type="string">
            <text:p text:style-name="P15">messages get there fast</text:p>
            <text:p text:style-name="P15">know exactly where to find people</text:p>
          </table:table-cell>
          <table:table-cell table:style-name="Table1.A1" office:value-type="string">
            <text:p text:style-name="P15">(original copy?)</text:p>
          </table:table-cell>
        </table:table-row>
        <table:table-row>
          <table:table-cell table:style-name="Table1.A1" office:value-type="string">
            <text:p text:style-name="P15">amazon</text:p>
          </table:table-cell>
          <table:table-cell table:style-name="Table1.A1" office:value-type="string">
            <text:p text:style-name="P15">more products</text:p>
          </table:table-cell>
          <table:table-cell table:style-name="Table1.A1" office:value-type="string">
            <text:p text:style-name="P15">make sure they are who they say they are</text:p>
          </table:table-cell>
        </table:table-row>
      </table:table>
      <text:p text:style-name="P2"><text:line-break/></text:p>
      <text:p text:style-name="P7">if there were thousands of websites, instead of 4:</text:p>
      <text:list xml:id="list8670026015551816038" text:style-name="L3">
        <text:list-item>
          <text:p text:style-name="P12">The internet uses a DNS (domain name system) to find out where a website is (in California or in China). It consists of a list of names with locations (IP addresses). </text:p>
        </text:list-item>
        <text:list-item>
          <text:p text:style-name="P12">People also have IP addresses that tell websites where to find them</text:p>
        </text:list-item>
      </text:list>
      <text:p text:style-name="P3"/>
      <text:p text:style-name="P7">if the websites were on the other side of the world:</text:p>
      <text:list xml:id="list4987368585577840499" text:style-name="L4">
        <text:list-item>
          <text:p text:style-name="P13"><text:span text:style-name="T6">To traverse long distances, the internet sends </text:span><text:span text:style-name="T7">packets</text:span><text:span text:style-name="T6"> of information, instead of travelling there yourself. Each packet is organized according to a special pattern, called a </text:span><text:span text:style-name="T7">protocol</text:span><text:span text:style-name="T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5-07-29T18:29:33.105618790</meta:creation-date>
    <meta:generator>LibreOffice/4.2.8.2$Linux_X86_64 LibreOffice_project/420m0$Build-2</meta:generator>
    <dc:date>2015-07-29T18:33:07.332026446</dc:date>
    <dc:creator>jennifer </dc:creator>
    <meta:editing-duration>P0D</meta:editing-duration>
    <meta:editing-cycles>1</meta:editing-cycles>
    <meta:document-statistic meta:table-count="1" meta:image-count="0" meta:object-count="0" meta:page-count="3" meta:paragraph-count="44" meta:word-count="381" meta:character-count="2076" meta:non-whitespace-character-count="1746"/>
  </office:meta>
</office:document-meta>
</file>